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" style:family="text">
      <style:text-properties fo:font-size="10.00pt" fo:font-weight="normal" style:text-underline-mode="continuous" style:text-underline-type="single" style:text-underline-style="solid" style:text-underline-width="normal" fo:font-family="'Trebuchet MS'" style:font-family-asian="'Trebuchet MS'" style:font-family-complex="'Trebuchet MS'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Trebuchet MS'" style:font-family-asian="'Trebuchet MS'" style:font-family-complex="'Trebuchet MS'" fo:background-color="transparent" fo:color="#0084d1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Lien Tutoriel<text:s text:c="2"/></text:span></text:p>
      <text:p text:style-name="P2"><text:a xlink:href="http://www.photonstorm.com/phaser/tutorial-making-your-first-phaser-game"><text:span text:style-name="T2">http://www.photonstorm.com/phaser/tutorial-making-your-first-phaser-game</text:span></text:a><text:span text:style-name="T3"/></text:p>
      <text:p text:style-name="P2"><text:span text:style-name="T3"/></text:p>
      <text:p text:style-name="P3"><text:span text:style-name="T4">test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